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fill-color="#ffffff" draw:auto-grow-height="true" fo:min-height="3.006cm"/>
    </style:style>
    <style:style style:name="pr2" style:family="presentation" style:parent-style-name="lyt-roundedrect-outline1">
      <style:graphic-properties draw:fill-color="#ffffff" draw:auto-grow-height="true" fo:min-height="11.881cm"/>
    </style:style>
    <style:style style:name="pr3" style:family="presentation" style:parent-style-name="lyt-roundedrect-notes">
      <style:graphic-properties draw:fill-color="#ffffff" draw:auto-grow-height="true" fo:min-height="13.365cm"/>
    </style:style>
    <style:style style:name="pr4" style:family="presentation" style:parent-style-name="lyt-roundedrect-title">
      <style:graphic-properties fo:min-height="2.755cm"/>
    </style:style>
    <style:style style:name="pr5" style:family="presentation" style:parent-style-name="lyt-roundedrect-outline1">
      <style:graphic-properties draw:stroke="none" draw:fill="none" fo:min-height="25.324cm"/>
    </style:style>
    <style:style style:name="pr6" style:family="presentation" style:parent-style-name="lyt-roundedrec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 draw:id="id1">
        <office:forms form:automatic-focus="false" form:apply-design-mode="false"/>
        <draw:frame presentation:style-name="pr1" draw:text-style-name="P1" draw:layer="layout" svg:width="22.179cm" svg:height="3.473cm" svg:x="0.964cm" svg:y="0.484cm" presentation:class="title" presentation:user-transformed="true">
          <draw:text-box>
            <text:p>Como construir um servidor LDAP usando Perl Moderno</text:p>
          </draw:text-box>
        </draw:frame>
        <draw:frame presentation:style-name="pr2" draw:text-style-name="P3" draw:layer="layout" svg:width="21.793cm" svg:height="11.881cm" svg:x="1.35cm" svg:y="4.212cm" presentation:class="outline" presentation:user-transformed="true">
          <draw:text-box>
            <text:p text:style-name="P2"/>
            <text:p text:style-name="P2"/>
            <text:p text:style-name="P2">Alexei Znamensky</text:p>
            <text:p text:style-name="P2">&lt;<text:a xlink:href="mailto:russoz@cpan.org">russoz@cpan.org</text:a>&gt;</text:p>
            <text:p text:style-name="P2"/>
            <text:p text:style-name="P2">São Paulo Perl Mongers</text:p>
            <text:p/>
          </draw:text-box>
        </draw:frame>
        <anim:par presentation:node-type="timing-root">
          <anim:par smil:begin="id1.begin">
            <anim:transitionFilter smil:dur="2s" smil:type="pushWipe" smil:subtype="fromRight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 draw:id="id2">
        <office:forms form:automatic-focus="false" form:apply-design-mode="false"/>
        <draw:frame presentation:style-name="pr4" draw:layer="layout" svg:width="22.179cm" svg:height="2.755cm" svg:x="0.964cm" svg:y="0.842cm" presentation:class="title" presentation:user-transformed="true">
          <draw:text-box>
            <text:p>Russo</text:p>
          </draw:text-box>
        </draw:frame>
        <draw:frame presentation:style-name="pr5" draw:layer="layout" svg:width="21.793cm" svg:height="25.324cm" svg:x="1.35cm" svg:y="4.212cm" presentation:class="outline" presentation:user-transformed="true">
          <draw:text-box>
            <text:list text:style-name="L2">
              <text:list-item>
                <text:p>Programando desde 1983 (!!)</text:p>
              </text:list-item>
              <text:list-item>
                <text:p>Unix &amp; Internet desde 1993 (!!)</text:p>
              </text:list-item>
              <text:list-item>
                <text:p>Linux &amp; Web desde 1995 (!!)</text:p>
              </text:list-item>
              <text:list-item>
                <text:p>Perl desde 1996</text:p>
              </text:list-item>
              <text:list-item>
                <text:p>Pulando a parte de 1998 a 2007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fromRight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4.965cm" svg:x="1.558cm" svg:y="2.05cm" draw:page-number="1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Blue" style:page-layout-name="PM1" draw:style-name="Mdp1">
      <draw:frame presentation:style-name="Mpr1" draw:layer="backgroundobjects" svg:width="24.299cm" svg:height="3.005cm" svg:x="1.254cm" svg:y="0.001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2.179cm" svg:height="3.005cm" svg:x="0.964cm" svg:y="0.717cm" presentation:class="title" presentation:placeholder="true">
        <draw:text-box/>
      </draw:frame>
      <draw:frame presentation:style-name="lyt-roundedrect-outline1" draw:layer="backgroundobjects" svg:width="21.793cm" svg:height="11.88cm" svg:x="1.35cm" svg:y="4.212cm" presentation:class="outline" presentation:placeholder="true">
        <draw:text-box/>
      </draw:frame>
      <draw:frame presentation:style-name="Mpr6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558cm" svg:height="1.241cm" svg:x="8.076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29cm" svg:height="1.241cm" svg:x="17.237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BrOffice.org/3.2$Unix OpenOffice.org_project/320m19$Build-9505</meta:generator>
    <meta:creation-date>2010-11-01T11:16:22</meta:creation-date>
    <dc:language>fi-FI</dc:language>
    <meta:editing-cycles>2</meta:editing-cycles>
    <meta:editing-duration>PT00H01M57S</meta:editing-duration>
    <meta:initial-creator>Alexei Znamensky</meta:initial-creator>
    <dc:date>2010-11-01T11:33:35</dc:date>
    <dc:creator>Alexei Znamensky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